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bae57" officeooo:paragraph-rsid="000bae57"/>
    </style:style>
    <style:style style:name="P2" style:family="paragraph" style:parent-style-name="Standard">
      <style:text-properties fo:language="uk" fo:country="UA" officeooo:rsid="000bae57" officeooo:paragraph-rsid="003004cf"/>
    </style:style>
    <style:style style:name="P3" style:family="paragraph" style:parent-style-name="Standard">
      <style:text-properties fo:language="uk" fo:country="UA" officeooo:rsid="000d3544" officeooo:paragraph-rsid="000d3544"/>
    </style:style>
    <style:style style:name="P4" style:family="paragraph" style:parent-style-name="Standard">
      <style:text-properties fo:language="uk" fo:country="UA" officeooo:rsid="000d3544" officeooo:paragraph-rsid="0022ab4c"/>
    </style:style>
    <style:style style:name="P5" style:family="paragraph" style:parent-style-name="Standard">
      <style:text-properties fo:language="uk" fo:country="UA" officeooo:rsid="000d3544" officeooo:paragraph-rsid="003004cf"/>
    </style:style>
    <style:style style:name="P6" style:family="paragraph" style:parent-style-name="Standard">
      <style:text-properties fo:language="uk" fo:country="UA" officeooo:rsid="001256a1" officeooo:paragraph-rsid="001256a1"/>
    </style:style>
    <style:style style:name="P7" style:family="paragraph" style:parent-style-name="Standard">
      <style:text-properties fo:language="uk" fo:country="UA" officeooo:rsid="001256a1" officeooo:paragraph-rsid="002df26d"/>
    </style:style>
    <style:style style:name="P8" style:family="paragraph" style:parent-style-name="Standard">
      <style:text-properties fo:language="uk" fo:country="UA" officeooo:rsid="00144677" officeooo:paragraph-rsid="00144677"/>
    </style:style>
    <style:style style:name="P9" style:family="paragraph" style:parent-style-name="Standard">
      <style:text-properties fo:language="uk" fo:country="UA" officeooo:rsid="0014c1aa" officeooo:paragraph-rsid="0014c1aa"/>
    </style:style>
    <style:style style:name="P10" style:family="paragraph" style:parent-style-name="Standard">
      <style:text-properties fo:language="uk" fo:country="UA" officeooo:rsid="0018440b" officeooo:paragraph-rsid="0018440b"/>
    </style:style>
    <style:style style:name="P11" style:family="paragraph" style:parent-style-name="Standard">
      <style:text-properties fo:language="uk" fo:country="UA" officeooo:rsid="0018440b" officeooo:paragraph-rsid="00199b1b"/>
    </style:style>
    <style:style style:name="P12" style:family="paragraph" style:parent-style-name="Standard">
      <style:text-properties fo:language="uk" fo:country="UA" officeooo:rsid="0018440b" officeooo:paragraph-rsid="002110c0"/>
    </style:style>
    <style:style style:name="P13" style:family="paragraph" style:parent-style-name="Standard">
      <style:text-properties fo:language="uk" fo:country="UA" officeooo:rsid="0018440b" officeooo:paragraph-rsid="002a53e7"/>
    </style:style>
    <style:style style:name="P14" style:family="paragraph" style:parent-style-name="Standard">
      <style:text-properties fo:language="uk" fo:country="UA" officeooo:rsid="000e6a2c" officeooo:paragraph-rsid="000e6a2c"/>
    </style:style>
    <style:style style:name="P15" style:family="paragraph" style:parent-style-name="Standard">
      <style:text-properties fo:language="uk" fo:country="UA" officeooo:rsid="002110c0" officeooo:paragraph-rsid="002110c0"/>
    </style:style>
    <style:style style:name="P16" style:family="paragraph" style:parent-style-name="Standard">
      <style:text-properties fo:language="uk" fo:country="UA" officeooo:rsid="002110c0" officeooo:paragraph-rsid="002a53e7"/>
    </style:style>
    <style:style style:name="P17" style:family="paragraph" style:parent-style-name="Standard">
      <style:text-properties fo:language="uk" fo:country="UA" officeooo:rsid="00245a7f" officeooo:paragraph-rsid="00245a7f"/>
    </style:style>
    <style:style style:name="P18" style:family="paragraph" style:parent-style-name="Standard">
      <style:text-properties fo:language="uk" fo:country="UA" officeooo:rsid="00245a7f" officeooo:paragraph-rsid="002df26d"/>
    </style:style>
    <style:style style:name="P19" style:family="paragraph" style:parent-style-name="Standard">
      <style:text-properties fo:language="uk" fo:country="UA" officeooo:rsid="00245a7f" officeooo:paragraph-rsid="0032dd61"/>
    </style:style>
    <style:style style:name="P20" style:family="paragraph" style:parent-style-name="Standard">
      <style:text-properties fo:language="uk" fo:country="UA" officeooo:rsid="0022ab4c" officeooo:paragraph-rsid="0022ab4c"/>
    </style:style>
    <style:style style:name="P21" style:family="paragraph" style:parent-style-name="Standard">
      <style:text-properties fo:language="uk" fo:country="UA" officeooo:rsid="0022ab4c" officeooo:paragraph-rsid="0032dd61"/>
    </style:style>
    <style:style style:name="P22" style:family="paragraph" style:parent-style-name="Standard">
      <style:text-properties fo:language="uk" fo:country="UA" officeooo:rsid="00178b72" officeooo:paragraph-rsid="002df26d"/>
    </style:style>
    <style:style style:name="P23" style:family="paragraph" style:parent-style-name="Standard">
      <style:text-properties fo:language="uk" fo:country="UA" officeooo:rsid="00178b72" officeooo:paragraph-rsid="003004cf"/>
    </style:style>
    <style:style style:name="P24" style:family="paragraph" style:parent-style-name="Standard">
      <style:text-properties fo:language="uk" fo:country="UA" officeooo:rsid="00178b72" officeooo:paragraph-rsid="0018440b"/>
    </style:style>
    <style:style style:name="P25" style:family="paragraph" style:parent-style-name="Standard">
      <style:text-properties fo:language="uk" fo:country="UA" officeooo:rsid="00178b72" officeooo:paragraph-rsid="0032dd61"/>
    </style:style>
    <style:style style:name="P26" style:family="paragraph" style:parent-style-name="Standard">
      <style:text-properties fo:language="en" fo:country="US" officeooo:rsid="00178b72" officeooo:paragraph-rsid="00178b72"/>
    </style:style>
    <style:style style:name="P27" style:family="paragraph" style:parent-style-name="Standard">
      <style:text-properties fo:language="en" fo:country="US" officeooo:rsid="00178b72" officeooo:paragraph-rsid="002110c0"/>
    </style:style>
    <style:style style:name="T1" style:family="text">
      <style:text-properties officeooo:rsid="000d3544"/>
    </style:style>
    <style:style style:name="T2" style:family="text">
      <style:text-properties officeooo:rsid="0018440b"/>
    </style:style>
    <style:style style:name="T3" style:family="text">
      <style:text-properties officeooo:rsid="00199b1b"/>
    </style:style>
    <style:style style:name="T4" style:family="text">
      <style:text-properties officeooo:rsid="001c4dde"/>
    </style:style>
    <style:style style:name="T5" style:family="text">
      <style:text-properties officeooo:rsid="001eccb1"/>
    </style:style>
    <style:style style:name="T6" style:family="text">
      <style:text-properties officeooo:rsid="001f7c9d"/>
    </style:style>
    <style:style style:name="T7" style:family="text">
      <style:text-properties officeooo:rsid="002110c0"/>
    </style:style>
    <style:style style:name="T8" style:family="text">
      <style:text-properties officeooo:rsid="0022ab4c"/>
    </style:style>
    <style:style style:name="T9" style:family="text">
      <style:text-properties officeooo:rsid="00245a7f"/>
    </style:style>
    <style:style style:name="T10" style:family="text">
      <style:text-properties officeooo:rsid="0026f1d0"/>
    </style:style>
    <style:style style:name="T11" style:family="text">
      <style:text-properties officeooo:rsid="00275d16"/>
    </style:style>
    <style:style style:name="T12" style:family="text">
      <style:text-properties officeooo:rsid="00295384"/>
    </style:style>
    <style:style style:name="T13" style:family="text">
      <style:text-properties officeooo:rsid="002a53e7"/>
    </style:style>
    <style:style style:name="T14" style:family="text">
      <style:text-properties officeooo:rsid="002a6a2e"/>
    </style:style>
    <style:style style:name="T15" style:family="text">
      <style:text-properties officeooo:rsid="002d2f10"/>
    </style:style>
    <style:style style:name="T16" style:family="text">
      <style:text-properties officeooo:rsid="002df26d"/>
    </style:style>
    <style:style style:name="T17" style:family="text">
      <style:text-properties fo:language="pl" fo:country="PL" officeooo:rsid="002f3a73"/>
    </style:style>
    <style:style style:name="T18" style:family="text">
      <style:text-properties fo:language="pl" fo:country="PL" officeooo:rsid="003004cf"/>
    </style:style>
    <style:style style:name="T19" style:family="text">
      <style:text-properties officeooo:rsid="0032d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Тема <text:span text:style-name="T4">магістерської роботи</text:span>: <text:span text:style-name="T5">Методи декомпозиції задач лінійного програмування великої розмірності — 65 стор.</text:span></text:p>
      <text:p text:style-name="P9"/>
      <text:p text:style-name="P1">Вступ —<text:span text:style-name="T10"> 2 стор.</text:span></text:p>
      <text:p text:style-name="P1"/>
      <text:p text:style-name="P5">Розділ 1. <text:span text:style-name="T6">Аналітичний огляд літератури(37% — </text:span><text:span text:style-name="T18">32%</text:span><text:span text:style-name="T6">) - 24 стор. — 2</text:span><text:span text:style-name="T18">1</text:span><text:span text:style-name="T6"> стор.</text:span></text:p>
      <text:p text:style-name="P11"><text:span text:style-name="T3">1</text:span>. <text:span text:style-name="T7">Алгоритми декомпозиції задач лінійного програмування - 5</text:span></text:p>
      <text:p text:style-name="P11"><text:span text:style-name="T7">2</text:span>. <text:span text:style-name="T7">Метод вектора спаду - 3</text:span></text:p>
      <text:p text:style-name="P13"><text:span text:style-name="T13">3</text:span>. <text:span text:style-name="T7">Алгоритм Гоморі для задач цілочисельного програмування <text:s/>- 4</text:span></text:p>
      <text:p text:style-name="P15"><text:span text:style-name="T13">4.</text:span> Цілочисельний алгоритм методу вектора спаду <text:span text:style-name="T13">- 4</text:span></text:p>
      <text:p text:style-name="P16"><text:span text:style-name="T13">5</text:span>. Алгоритм Балаша <text:span text:style-name="T12">для задач булевого програмування</text:span> <text:span text:style-name="T10">- 4</text:span></text:p>
      <text:p text:style-name="P12"><text:span text:style-name="T13">6.</text:span> <text:span text:style-name="T7">Алгоритм методу вектора спаду з булевими змінними - 4</text:span></text:p>
      <text:p text:style-name="P27"/>
      <text:p text:style-name="P23">Розділ 2. <text:span text:style-name="T6">Постановка технічного завдання проекту(9% — </text:span><text:span text:style-name="T18">15%</text:span><text:span text:style-name="T6">) - 6 стор. — </text:span><text:span text:style-name="T18">10</text:span><text:span text:style-name="T6"> стор.</text:span></text:p>
      <text:p text:style-name="P24">1. <text:span text:style-name="T7">Технічне завдання проекту - 3</text:span></text:p>
      <text:p text:style-name="P10">2. <text:span text:style-name="T14">Очікувані результати виконання проекту - 3</text:span></text:p>
      <text:p text:style-name="P26"/>
      <text:p text:style-name="P1">Розділ <text:span text:style-name="T2">3.</text:span> <text:span text:style-name="T6">Опис ходу виконання проекту(</text:span><text:span text:style-name="T17">28</text:span><text:span text:style-name="T6">%) - 18 стор.</text:span></text:p>
      <text:p text:style-name="P3">1. <text:span text:style-name="T8">Вибір технологій виконання проекту - 2</text:span></text:p>
      <text:p text:style-name="P4">2. <text:span text:style-name="T8">Програмна реалізація окремих алгоритмів - 8</text:span></text:p>
      <text:p text:style-name="P14">3. Генерування <text:span text:style-name="T8">задач лінійного програмування з заданими параметрами - 5</text:span></text:p>
      <text:p text:style-name="P10">4. <text:span text:style-name="T8">Пошук і використання відомих наборів задач лінійного програмування - 3</text:span></text:p>
      <text:p text:style-name="P1"/>
      <text:p text:style-name="P1">Розділ <text:span text:style-name="T1">4</text:span>. <text:span text:style-name="T6">Тестування проекту(</text:span><text:span text:style-name="T17">18</text:span><text:span text:style-name="T6">%) -12 стор.</text:span></text:p>
      <text:p text:style-name="P22"><text:span text:style-name="T16">1</text:span>. <text:span text:style-name="T8">Програмна р</text:span>еалізація <text:span text:style-name="T9">інтерфесів виведення результатів — 3</text:span></text:p>
      <text:p text:style-name="P18"><text:span text:style-name="T15">2</text:span>. <text:span text:style-name="T8">Перевірка коректності роботи </text:span>генератора задач <text:s/><text:span text:style-name="T11">- 2</text:span></text:p>
      <text:p text:style-name="P20"><text:span text:style-name="T16">3</text:span>. Перевірка коректності роботи алгоритмів —<text:span text:style-name="T11"> 5</text:span></text:p>
      <text:p text:style-name="P17"><text:span text:style-name="T16">4</text:span>. Порівняння з відомими у літературі результатами. <text:span text:style-name="T11">- 2</text:span></text:p>
      <text:p text:style-name="P6"/>
      <text:p text:style-name="P2">Розділ <text:span text:style-name="T16">5</text:span>. <text:span text:style-name="T16">Охорона праці(8%—8%) -5 стор.-5 стор.</text:span></text:p>
      <text:p text:style-name="P25"><text:span text:style-name="T16">1</text:span>. <text:span text:style-name="T16">Аналіз системи управління охороною праці— </text:span><text:span text:style-name="T17">1</text:span></text:p>
      <text:p text:style-name="P19"><text:span text:style-name="T15">2</text:span>. <text:span text:style-name="T19">Організаційно-технічні заходи — </text:span><text:span text:style-name="T17">1</text:span></text:p>
      <text:p text:style-name="P21"><text:span text:style-name="T16">3</text:span>. <text:span text:style-name="T19">Безпека в надзвичайних ситуаціях</text:span> —<text:span text:style-name="T11"> </text:span><text:span text:style-name="T17">3</text:span></text:p>
      <text:p text:style-name="P7"/>
      <text:p text:style-name="P6"/>
      <text:p text:style-name="P8">Висновки —<text:span text:style-name="T10"> 2 стор.</text:span></text:p>
      <text:p text:style-name="P8"/>
      <text:p text:style-name="P8">Список використаних джерел </text:p>
      <text:p text:style-name="P8"/>
      <text:p text:style-name="P8">Додат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4:42:43.096000000</meta:creation-date>
    <dc:date>2017-06-11T00:19:57.267000000</dc:date>
    <meta:editing-duration>PT18H59M3S</meta:editing-duration>
    <meta:editing-cycles>26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9" meta:word-count="213" meta:character-count="1418" meta:non-whitespace-character-count="1221"/>
  </office:meta>
</office:document-meta>
</file>